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B00000164A9470DB19D6EC477.png" manifest:media-type="image/png"/>
  <manifest:file-entry manifest:full-path="Pictures/10000000000002A400000151647625FBBDF8DE51.png" manifest:media-type="image/png"/>
  <manifest:file-entry manifest:full-path="Pictures/10000000000002B000000187C689417BD1B1F009.png" manifest:media-type="image/png"/>
  <manifest:file-entry manifest:full-path="Pictures/10000000000002AA000001845B1FC38C861D57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789c" officeooo:paragraph-rsid="001a789c"/>
    </style:style>
    <style:style style:name="P2" style:family="paragraph" style:parent-style-name="Standard">
      <style:paragraph-properties fo:break-before="page"/>
      <style:text-properties officeooo:rsid="001a789c" officeooo:paragraph-rsid="001a789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1" text:anchor-type="char" svg:width="6.6929in" svg:height="3.8075in" draw:z-index="0"><draw:image xlink:href="Pictures/10000000000002AA000001845B1FC38C861D5777.png" xlink:type="simple" xlink:show="embed" xlink:actuate="onLoad" draw:mime-type="image/png"/></draw:frame>Goddag, jeg hedder MS og skal fortælle lidt Blistrup Skol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2" draw:name="Image2" text:anchor-type="char" svg:x="0in" svg:y="0.0602in" svg:width="6.6929in" svg:height="3.8035in" draw:z-index="1"><draw:image xlink:href="Pictures/10000000000002B000000187C689417BD1B1F00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2" draw:name="Image3" text:anchor-type="char" svg:x="0in" svg:y="0.0909in" svg:width="6.6929in" svg:height="3.3362in" draw:z-index="2"><draw:image xlink:href="Pictures/10000000000002A400000151647625FBBDF8DE51.png" xlink:type="simple" xlink:show="embed" xlink:actuate="onLoad" draw:mime-type="image/png"/></draw:frame></text:p>
      <text:p text:style-name="P1"/>
      <text:p text:style-name="P1"/>
      <text:p text:style-name="P1"/>
      <text:p text:style-name="P2"><draw:frame draw:style-name="fr1" draw:name="Image4" text:anchor-type="char" svg:width="6.6929in" svg:height="3.572in" draw:z-index="3"><draw:image xlink:href="Pictures/100000000000029B00000164A9470DB19D6EC47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3T11:28:34.862379866</meta:creation-date>
    <meta:generator>LibreOffice/7.3.7.2$Linux_X86_64 LibreOffice_project/30$Build-2</meta:generator>
    <dc:date>2026-03-23T11:33:54.508049073</dc:date>
    <meta:editing-duration>PT5M19S</meta:editing-duration>
    <meta:editing-cycles>2</meta:editing-cycles>
    <meta:document-statistic meta:table-count="0" meta:image-count="4" meta:object-count="0" meta:page-count="4" meta:paragraph-count="1" meta:word-count="10" meta:character-count="58" meta:non-whitespace-character-count="49"/>
  </office:meta>
</office:document-meta>
</file>